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ORACLE ASSIGNMENT #3</text:span></text:p>
      <text:p text:style-name="P1"><text:span text:style-name="T2"/></text:p>
      <text:p text:style-name="P1"><text:span text:style-name="T3">CREATE TABLE salesman_master(salesman_no VARCHAR(6) PRIMARY KEY CONSTRAINT START_S CHECK</text:span></text:p>
      <text:p text:style-name="P1"><text:span text:style-name="T3">(salesman_no LIKE 'S%'),</text:span></text:p>
      <text:p text:style-name="P1"><text:span text:style-name="T3">salesman_name VARCHAR(20) NOT NULL,</text:span></text:p>
      <text:p text:style-name="P1"><text:span text:style-name="T3">Address1 VARCHAR(30),</text:span></text:p>
      <text:p text:style-name="P1"><text:span text:style-name="T3">Address2 VARCHAR(30),</text:span></text:p>
      <text:p text:style-name="P1"><text:span text:style-name="T3">city VARCHAR(20),</text:span></text:p>
      <text:p text:style-name="P1"><text:span text:style-name="T3">pincode VARCHAR(6),</text:span></text:p>
      <text:p text:style-name="P1"><text:span text:style-name="T3">state VARCHAR(20),</text:span></text:p>
      <text:p text:style-name="P1"><text:span text:style-name="T3">sal_amt number(8,2)NOT NULL CONSTRAINT SALCHECKNOTZERO CHECK(SAL_AMT != 0),</text:span></text:p>
      <text:p text:style-name="P1"><text:span text:style-name="T3">tgt_to_get number (6,2)NOT NULL CONSTRAINT TGTCHECKNOTZERO CHECK(TGT_TO_GET != 0),</text:span></text:p>
      <text:p text:style-name="P1"><text:span text:style-name="T3">ytd_sales number (6,2) NOT NULL,</text:span></text:p>
      <text:p text:style-name="P1"><text:span text:style-name="T3">remarks VARCHAR(60));</text:span></text:p>
      <text:p text:style-name="P1"><text:span text:style-name="T4"/></text:p>
      <text:p text:style-name="P1"><text:span text:style-name="T5">INSERT INTO<text:s text:c="2"/>SALESMAN_MASTER (SALESMAN_NO,SALESMAN_NAME,ADDRESS1, ADDRESS2,CITY, PINCODE,"STATE",SAL_AMT, </text:span></text:p>
      <text:p text:style-name="P1"><text:span text:style-name="T5">TGT_TO_GET, YTD_SALES,REMARKS )</text:span></text:p>
      <text:p text:style-name="P1"><text:span text:style-name="T5">VALUES ('S00001','KIRAN', 'A/14', 'WORLI', 'BOMBAY', 400002, 'MAH', 3000, 100, 50, 'GOOD');</text:span></text:p>
      <text:p text:style-name="P1"><text:span text:style-name="T6"/></text:p>
      <text:p text:style-name="P1"><text:span text:style-name="T7">INSERT INTO<text:s text:c="2"/>SALESMAN_MASTER (SALESMAN_NO,SALESMAN_NAME,ADDRESS1, ADDRESS2,CITY, PINCODE,"STATE",SAL_AMT, </text:span></text:p>
      <text:p text:style-name="P1"><text:span text:style-name="T7">TGT_TO_GET, YTD_SALES,REMARKS )</text:span></text:p>
      <text:p text:style-name="P1"><text:span text:style-name="T7">VALUES ('S00002','Manish', '65', 'Nariman', 'BOMBAY', 400001, 'MAH', 3000, 200, 100, 'GOOD');</text:span></text:p>
      <text:p text:style-name="P1"><text:span text:style-name="T8"/></text:p>
      <text:p text:style-name="P1"><text:span text:style-name="T9">INSERT INTO<text:s text:c="2"/>SALESMAN_MASTER (SALESMAN_NO,SALESMAN_NAME,ADDRESS1, ADDRESS2,CITY, PINCODE,"STATE",SAL_AMT, </text:span></text:p>
      <text:p text:style-name="P1"><text:span text:style-name="T9">TGT_TO_GET, YTD_SALES,REMARKS )</text:span></text:p>
      <text:p text:style-name="P1"><text:span text:style-name="T9">VALUES ('S00003','Ravi', 'P-7', 'Bandra', 'BOMBAY', 400032, 'MAH', 3000, 200, 100, 'GOOD');</text:span></text:p>
      <text:p text:style-name="P1"><text:span text:style-name="T10"/></text:p>
      <text:p text:style-name="P1"><text:span text:style-name="T11">INSERT INTO<text:s text:c="2"/>SALESMAN_MASTER (SALESMAN_NO,SALESMAN_NAME,ADDRESS1, ADDRESS2,CITY, PINCODE,"STATE",SAL_AMT, </text:span></text:p>
      <text:p text:style-name="P1"><text:span text:style-name="T11">TGT_TO_GET, YTD_SALES,REMARKS )</text:span></text:p>
      <text:p text:style-name="P1"><text:span text:style-name="T11">VALUES ('S00004','Ashish', 'A/5', 'Juhu', 'BOMBAY', 400044, 'MAH', 3500, 200, 150, 'GOOD');</text:span></text:p>
      <text:p text:style-name="P1"><text:span text:style-name="T12"/></text:p>
      <text:p text:style-name="P1"><text:span text:style-name="T13">drop table salesman_master</text:span></text:p>
      <text:p text:style-name="P1"><text:span text:style-name="T14"/></text:p>
      <text:p text:style-name="P1"><text:span text:style-name="T15">select * from salesman_master</text:span></text:p>
      <text:p text:style-name="P1"><text:span text:style-name="T16"/></text:p>
      <text:p text:style-name="P1"><text:span text:style-name="T16"/></text:p>
      <text:p text:style-name="P1"><text:span text:style-name="T17">CREATE TABLE CLIENT_MASTER(</text:span></text:p>
      <text:p text:style-name="P1"><text:span text:style-name="T17">CLIENT_NO VARCHAR(6) PRIMARY KEY CONSTRAINT STARTINC CHECK (CLIENT_NO LIKE 'C%'));</text:span></text:p>
      <text:p text:style-name="P1"><text:span text:style-name="T18"/></text:p>
      <text:p text:style-name="P1"><text:span text:style-name="T19">Insert into CLIENT_MASTER</text:span></text:p>
      <text:p text:style-name="P1"><text:span text:style-name="T19">Values ('C00001');</text:span></text:p>
      <text:p text:style-name="P1"><text:span text:style-name="T19">Insert into CLIENT_MASTER</text:span></text:p>
      <text:p text:style-name="P1"><text:span text:style-name="T19">Values ('C00002');</text:span></text:p>
      <text:p text:style-name="P1"><text:span text:style-name="T19">Insert into CLIENT_MASTER</text:span></text:p>
      <text:p text:style-name="P1"><text:span text:style-name="T19">Values ('C00003');</text:span></text:p>
      <text:p text:style-name="P1"><text:span text:style-name="T19">Insert into CLIENT_MASTER</text:span></text:p>
      <text:p text:style-name="P1"><text:span text:style-name="T19">Values ('C00004');</text:span></text:p>
      <text:p text:style-name="P1"><text:span text:style-name="T19">Insert into CLIENT_MASTER</text:span></text:p>
      <text:p text:style-name="P1"><text:span text:style-name="T19">Values ('C00005');</text:span></text:p>
      <text:p text:style-name="P1"><text:span text:style-name="T19">Insert into CLIENT_MASTER</text:span></text:p>
      <text:p text:style-name="P1"><text:span text:style-name="T19">Values ('C00006');</text:span></text:p>
      <text:p text:style-name="P1"><text:span text:style-name="T20"/></text:p>
      <text:p text:style-name="P1"><text:span text:style-name="T21">select * from CLIENT_MASTER</text:span></text:p>
      <text:p text:style-name="P1"><text:span text:style-name="T21">drop table CLIENT_MASTER</text:span></text:p>
      <text:p text:style-name="P1"><text:span text:style-name="T22"/></text:p>
      <text:p text:style-name="P1"><text:span text:style-name="T23">select * from sales_order</text:span></text:p>
      <text:p text:style-name="P1"><text:span text:style-name="T23">drop table sales_order</text:span></text:p>
      <text:p text:style-name="P1"><text:span text:style-name="T24"/></text:p>
      <text:p text:style-name="P1"><text:span text:style-name="T25">Create table SALES_ORDER (</text:span></text:p>
      <text:p text:style-name="P1"><text:span text:style-name="T25">S_ORDER_NO VARCHAR(6) PRIMARY KEY CONSTRAINT START_IN_O CHECK(S_ORDER_NO LIKE 'O%'),</text:span></text:p>
      <text:p text:style-name="P1"><text:span text:style-name="T25">S_ORDER_DATE DATE DEFAULT '10-MAY-96',</text:span></text:p>
      <text:p text:style-name="P1"><text:span text:style-name="T25">CLIENT_NO VARCHAR(6)<text:s text:c="2"/>REFERENCES CLIENT_MASTER(CLIENT_NO),</text:span></text:p>
      <text:p text:style-name="P1"><text:span text:style-name="T25">DELY_ADDR VARCHAR(25),</text:span></text:p>
      <text:p text:style-name="P1"><text:span text:style-name="T25">BILLED_YN CHAR(1) DEFAULT 'N',</text:span></text:p>
      <text:p text:style-name="P1"><text:span text:style-name="T25">SALESMAN_NO VARCHAR(6) REFERENCES SALESMAN_MASTER(SALESMAN_NO),</text:span></text:p>
      <text:p text:style-name="P1"><text:span text:style-name="T25">DELY_DATE DATE ,</text:span></text:p>
      <text:p text:style-name="P1"><text:span text:style-name="T25">ORDER_STATUS VARCHAR(10),</text:span></text:p>
      <text:p text:style-name="P1"><text:span text:style-name="T25">CONSTRAINT CHECK_DATE CHECK(DELY_DATE&gt;S_ORDER_DATE),</text:span></text:p>
      <text:p text:style-name="P1"><text:span text:style-name="T25">CONSTRAINT CHECK_Y_N CHECK (BILLED_YN = ANY('Y','N')),</text:span></text:p>
      <text:p text:style-name="P1"><text:span text:style-name="T25">CONSTRAINT ORDER_STAT_CHECK CHECK(ORDER_STATUS = ANY('in process','FullFilled', 'BackOrder', 'Cancelled')));</text:span></text:p>
      <text:p text:style-name="P1"><text:span text:style-name="T26"/></text:p>
      <text:p text:style-name="P1"><text:span text:style-name="T26"/></text:p>
      <text:p text:style-name="P1"><text:span text:style-name="T27">INSERT INTO SALES_ORDER</text:span></text:p>
      <text:p text:style-name="P1"><text:span text:style-name="T27">VALUES ('O19001','12-JAN-2021','C00001','F','N','S00001','20-JAN-2021', 'in process');</text:span></text:p>
      <text:p text:style-name="P1"><text:span text:style-name="T27">INSERT INTO SALES_ORDER</text:span></text:p>
      <text:p text:style-name="P1"><text:span text:style-name="T27">VALUES ('O19002','25-JAN-2021','C00002','P','N','S00002','27-JAN-2021', 'Cancelled');</text:span></text:p>
      <text:p text:style-name="P1"><text:span text:style-name="T27">INSERT INTO SALES_ORDER</text:span></text:p>
      <text:p text:style-name="P1"><text:span text:style-name="T27">VALUES ('O46865','18-FEB-2021','C00003','F','Y','S00003','20-FEB-2021', 'FullFilled');</text:span></text:p>
      <text:p text:style-name="P1"><text:span text:style-name="T27">INSERT INTO SALES_ORDER</text:span></text:p>
      <text:p text:style-name="P1"><text:span text:style-name="T27">VALUES ('O19003','03-APR-2021','C00001','F','Y','S00001','07-APR-2021', 'FullFilled');</text:span></text:p>
      <text:p text:style-name="P1"><text:span text:style-name="T27">INSERT INTO SALES_ORDER</text:span></text:p>
      <text:p text:style-name="P1"><text:span text:style-name="T27">VALUES ('O46866','20-MAY-2021','C00004','P','N','S00002','22-MAY-2021', 'Cancelled');</text:span></text:p>
      <text:p text:style-name="P1"><text:span text:style-name="T27">INSERT INTO SALES_ORDER</text:span></text:p>
      <text:p text:style-name="P1"><text:span text:style-name="T27">VALUES ('O10008','24-MAY-2021','C00005','F','N','S00004','26-MAY-2021', 'in process');</text:span></text:p>
      <text:p text:style-name="P1"><text:span text:style-name="T28"/></text:p>
      <text:p text:style-name="P1"><text:span text:style-name="T28"/></text:p>
      <text:p text:style-name="P1"><text:span text:style-name="T29">create table product_master(</text:span></text:p>
      <text:p text:style-name="P1"><text:span text:style-name="T29">product_no varchar(6) PRIMARY KEY</text:span></text:p>
      <text:p text:style-name="P1"><text:span text:style-name="T29">constraint startinp check(product_no like 'P%'));</text:span></text:p>
      <text:p text:style-name="P1"><text:span text:style-name="T30"/></text:p>
      <text:p text:style-name="P1"><text:span text:style-name="T31">INSERT into product_master</text:span></text:p>
      <text:p text:style-name="P1"><text:span text:style-name="T31">values ('P00001');</text:span></text:p>
      <text:p text:style-name="P1"><text:span text:style-name="T31">INSERT into product_master</text:span></text:p>
      <text:p text:style-name="P1"><text:span text:style-name="T31">values ('P07965');</text:span></text:p>
      <text:p text:style-name="P1"><text:span text:style-name="T31">INSERT into product_master</text:span></text:p>
      <text:p text:style-name="P1"><text:span text:style-name="T31">values ('P07885');</text:span></text:p>
      <text:p text:style-name="P1"><text:span text:style-name="T31">INSERT into product_master</text:span></text:p>
      <text:p text:style-name="P1"><text:span text:style-name="T31">values ('P07868');</text:span></text:p>
      <text:p text:style-name="P1"><text:span text:style-name="T31">INSERT into product_master</text:span></text:p>
      <text:p text:style-name="P1"><text:span text:style-name="T31">values ('P07885');</text:span></text:p>
      <text:p text:style-name="P1"><text:span text:style-name="T31">INSERT into product_master</text:span></text:p>
      <text:p text:style-name="P1"><text:span text:style-name="T31">values ('P03453');</text:span></text:p>
      <text:p text:style-name="P1"><text:span text:style-name="T31">INSERT into product_master</text:span></text:p>
      <text:p text:style-name="P1"><text:span text:style-name="T31">values ('P06734');</text:span></text:p>
      <text:p text:style-name="P1"><text:span text:style-name="T31">INSERT into product_master</text:span></text:p>
      <text:p text:style-name="P1"><text:span text:style-name="T31">values ('P07975');</text:span></text:p>
      <text:p text:style-name="P1"><text:span text:style-name="T32"/></text:p>
      <text:p text:style-name="P1"><text:span text:style-name="T33">select * from product_master</text:span></text:p>
      <text:p text:style-name="P1"><text:span text:style-name="T33">drop table product_master</text:span></text:p>
      <text:p text:style-name="P1"><text:span text:style-name="T33">select * from sales_order_details</text:span></text:p>
      <text:p text:style-name="P1"><text:span text:style-name="T33">drop table sales_order_details</text:span></text:p>
      <text:p text:style-name="P1"><text:span text:style-name="T34"/></text:p>
      <text:p text:style-name="P1"><text:span text:style-name="T35">CREATE TABLE sales_order_details</text:span></text:p>
      <text:p text:style-name="P1"><text:span text:style-name="T35">(s_order_no varchar(6) references sales_order,</text:span></text:p>
      <text:p text:style-name="P1"><text:span text:style-name="T35">product_no varchar(6) references product_master,</text:span></text:p>
      <text:p text:style-name="P1"><text:span text:style-name="T35">Qty_ordered number(8),</text:span></text:p>
      <text:p text:style-name="P1"><text:span text:style-name="T35">qty_disp number(8),</text:span></text:p>
      <text:p text:style-name="P1"><text:span text:style-name="T35">product_rate number(10,2));</text:span></text:p>
      <text:p text:style-name="P1"><text:span text:style-name="T36"/></text:p>
      <text:p text:style-name="P1"><text:span text:style-name="T37">INSERT INTO sales_order_details</text:span></text:p>
      <text:p text:style-name="P1"><text:span text:style-name="T37">VALUES ('O19001','P00001',4,4,525);</text:span></text:p>
      <text:p text:style-name="P1"><text:span text:style-name="T38"/></text:p>
      <text:p text:style-name="P1"><text:span text:style-name="T39">INSERT INTO sales_order_details</text:span></text:p>
      <text:p text:style-name="P1"><text:span text:style-name="T39">VALUES ('O19001','P07965',2,1,8400);</text:span></text:p>
      <text:p text:style-name="P1"><text:span text:style-name="T40"/></text:p>
      <text:p text:style-name="P1"><text:span text:style-name="T41">INSERT INTO sales_order_details</text:span></text:p>
      <text:p text:style-name="P1"><text:span text:style-name="T41">VALUES ('O19001','P07885',2,1,5250);</text:span></text:p>
      <text:p text:style-name="P1"><text:span text:style-name="T42"/></text:p>
      <text:p text:style-name="P1"><text:span text:style-name="T43">INSERT INTO sales_order_details</text:span></text:p>
      <text:p text:style-name="P1"><text:span text:style-name="T43">VALUES ('O19002','P00001',10,0,525);</text:span></text:p>
      <text:p text:style-name="P1"><text:span text:style-name="T44"/></text:p>
      <text:p text:style-name="P1"><text:span text:style-name="T45">INSERT INTO sales_order_details</text:span></text:p>
      <text:p text:style-name="P1"><text:span text:style-name="T45">VALUES ('O46865','P07868',3,3,3150);</text:span></text:p>
      <text:p text:style-name="P1"><text:span text:style-name="T46"/></text:p>
      <text:p text:style-name="P1"><text:span text:style-name="T47">INSERT INTO sales_order_details</text:span></text:p>
      <text:p text:style-name="P1"><text:span text:style-name="T47">VALUES ('O46865','P07885',3,1,5250);</text:span></text:p>
      <text:p text:style-name="P1"><text:span text:style-name="T48"/></text:p>
      <text:p text:style-name="P1"><text:span text:style-name="T49">INSERT INTO sales_order_details</text:span></text:p>
      <text:p text:style-name="P1"><text:span text:style-name="T49">VALUES ('O46865','P00001',10,10,525);</text:span></text:p>
      <text:p text:style-name="P1"><text:span text:style-name="T50"/></text:p>
      <text:p text:style-name="P1"><text:span text:style-name="T51">INSERT INTO sales_order_details</text:span></text:p>
      <text:p text:style-name="P1"><text:span text:style-name="T51">VALUES ('O46865','P03453',4,4,1050);</text:span></text:p>
      <text:p text:style-name="P1"><text:span text:style-name="T52"/></text:p>
      <text:p text:style-name="P1"><text:span text:style-name="T53">INSERT INTO sales_order_details</text:span></text:p>
      <text:p text:style-name="P1"><text:span text:style-name="T53">VALUES ('O19003','P03453',2,2,1050);</text:span></text:p>
      <text:p text:style-name="P1"><text:span text:style-name="T54"/></text:p>
      <text:p text:style-name="P1"><text:span text:style-name="T55">INSERT INTO sales_order_details</text:span></text:p>
      <text:p text:style-name="P1"><text:span text:style-name="T55">VALUES ('O19003','P06734',1,1,12000);</text:span></text:p>
      <text:p text:style-name="P1"><text:span text:style-name="T56"/></text:p>
      <text:p text:style-name="P1"><text:span text:style-name="T57">INSERT INTO sales_order_details</text:span></text:p>
      <text:p text:style-name="P1"><text:span text:style-name="T57">VALUES ('O46866','P07965',1,0,8400);</text:span></text:p>
      <text:p text:style-name="P1"><text:span text:style-name="T58"/></text:p>
      <text:p text:style-name="P1"><text:span text:style-name="T59">INSERT INTO sales_order_details</text:span></text:p>
      <text:p text:style-name="P1"><text:span text:style-name="T59">VALUES ('O46866','P07975',1,0,1050);</text:span></text:p>
      <text:p text:style-name="P1"><text:span text:style-name="T60"/></text:p>
      <text:p text:style-name="P1"><text:span text:style-name="T61">INSERT INTO sales_order_details</text:span></text:p>
      <text:p text:style-name="P1"><text:span text:style-name="T61">VALUES ('O10008','P00001',10,5,525);</text:span></text:p>
      <text:p text:style-name="P1"><text:span text:style-name="T62"/></text:p>
      <text:p text:style-name="P1"><text:span text:style-name="T63">INSERT INTO sales_order_details</text:span></text:p>
      <text:p text:style-name="P1"><text:span text:style-name="T63">VALUES ('O10008','P07975',5,3,1050)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